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5DCC4B8481A6D305C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fo:font-style="italic" fo:font-weight="bold" officeooo:rsid="00107792" officeooo:paragraph-rsid="00107792" style:font-size-asian="12pt" style:font-style-asian="italic" style:font-weight-asian="bold" style:font-size-complex="12pt" style:font-style-complex="italic" style:font-weight-complex="bold"/>
    </style:style>
    <style:style style:name="P2" style:family="paragraph" style:parent-style-name="Text_20_body">
      <loext:graphic-properties draw:fill="none"/>
      <style:paragraph-properties fo:background-color="transparent"/>
      <style:text-properties officeooo:rsid="0018cf7c" officeooo:paragraph-rsid="0018cf7c"/>
    </style:style>
    <style:style style:name="P3" style:family="paragraph" style:parent-style-name="Text_20_body">
      <loext:graphic-properties draw:fill="none"/>
      <style:paragraph-properties fo:margin-left="0cm" fo:margin-right="0cm" fo:line-height="115%" fo:text-align="justify" style:justify-single-word="false" fo:text-indent="1cm" style:auto-text-indent="false"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4" style:family="paragraph" style:parent-style-name="Text_20_body" style:master-page-name="">
      <loext:graphic-properties draw:fill="none"/>
      <style:paragraph-properties fo:margin-left="0cm" fo:margin-right="0cm" fo:line-height="115%" fo:text-align="justify" style:justify-single-word="false" fo:text-indent="1cm" style:auto-text-indent="false" style:page-number="auto"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5" style:family="paragraph" style:parent-style-name="Text_20_body">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6" style:family="paragraph" style:parent-style-name="Heading_20_3">
      <style:paragraph-properties fo:text-align="center" style:justify-single-word="false" fo:padding="0.049cm" fo:border="0.06pt solid #000000" style:shadow="#808080 -0.18cm 0.18cm"/>
      <style:text-properties style:font-name="Liberation Serif" fo:font-size="12pt" fo:font-weight="bold" officeooo:rsid="000eb4fd" officeooo:paragraph-rsid="000eb4fd" style:font-size-asian="12pt" style:font-weight-asian="bold" style:font-size-complex="12pt" style:font-weight-complex="bold"/>
    </style:style>
    <style:style style:name="P7" style:family="paragraph" style:parent-style-name="Heading_20_3">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8" style:family="paragraph" style:parent-style-name="Heading_20_3">
      <style:paragraph-properties fo:line-height="115%" fo:text-align="center" style:justify-single-word="false" fo:padding="0.3cm" fo:border-left="0.06pt solid #000000" fo:border-right="none" fo:border-top="none" fo:border-bottom="none" style:shadow="none"/>
      <style:text-properties style:font-name="Liberation Serif" fo:font-size="11pt" fo:font-weight="bold" style:font-size-asian="11pt" style:font-weight-asian="bold" style:font-size-complex="11pt" style:font-weight-complex="bold"/>
    </style:style>
    <style:style style:name="P9"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18cf7c" officeooo:paragraph-rsid="0018cf7c" style:font-size-asian="11pt" style:font-style-asian="italic" style:font-weight-asian="bold" style:font-size-complex="11pt" style:font-style-complex="italic" style:font-weight-complex="bold"/>
    </style:style>
    <style:style style:name="P10"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2bac3a" officeooo:paragraph-rsid="002bac3a" style:font-size-asian="11pt" style:font-style-asian="italic" style:font-weight-asian="bold" style:font-size-complex="11pt" style:font-style-complex="italic" style:font-weight-complex="bold"/>
    </style:style>
    <style:style style:name="P11" style:family="paragraph" style:parent-style-name="Text_20_body">
      <loext:graphic-properties draw:fill="none"/>
      <style:paragraph-properties fo:margin-top="0cm" fo:margin-bottom="0cm" loext:contextual-spacing="false" fo:background-color="transparent"/>
      <style:text-properties fo:font-size="11pt" fo:font-style="italic" officeooo:rsid="0018cf7c" officeooo:paragraph-rsid="0031e212" style:font-size-asian="11pt" style:font-style-asian="italic" style:font-size-complex="11pt" style:font-style-complex="italic"/>
    </style:style>
    <style:style style:name="P12" style:family="paragraph" style:parent-style-name="Text_20_body">
      <loext:graphic-properties draw:fill="none"/>
      <style:paragraph-properties fo:margin-top="0cm" fo:margin-bottom="0cm" loext:contextual-spacing="false" fo:background-color="transparent"/>
      <style:text-properties fo:font-size="11pt" fo:font-style="italic" officeooo:rsid="001f1bb7" officeooo:paragraph-rsid="001f1bb7" style:font-size-asian="11pt" style:font-style-asian="italic" style:font-size-complex="11pt" style:font-style-complex="italic"/>
    </style:style>
    <style:style style:name="P13"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2ca0ee" style:font-size-asian="11pt" style:font-style-asian="italic" style:font-size-complex="11pt" style:font-style-complex="italic"/>
    </style:style>
    <style:style style:name="P14"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190d75" style:font-size-asian="11pt" style:font-style-asian="italic" style:font-size-complex="11pt" style:font-style-complex="italic"/>
    </style:style>
    <style:style style:name="P15" style:family="paragraph" style:parent-style-name="Text_20_body">
      <loext:graphic-properties draw:fill="none"/>
      <style:paragraph-properties fo:margin-top="0cm" fo:margin-bottom="0cm" loext:contextual-spacing="false" fo:background-color="transparent"/>
      <style:text-properties fo:font-size="11pt" fo:font-style="italic" officeooo:rsid="002ca0ee" officeooo:paragraph-rsid="002ca0ee" style:font-size-asian="11pt" style:font-style-asian="italic" style:font-size-complex="11pt" style:font-style-complex="italic"/>
    </style:style>
    <style:style style:name="P16"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officeooo:rsid="003565b9" officeooo:paragraph-rsid="003565b9" style:font-size-asian="11pt" style:font-style-asian="italic" style:font-size-complex="11pt" style:font-style-complex="italic"/>
    </style:style>
    <style:style style:name="P17"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2bac3a" officeooo:paragraph-rsid="002bac3a" style:font-size-asian="11pt" style:font-style-asian="italic" style:font-weight-asian="normal" style:font-size-complex="11pt" style:font-style-complex="italic" style:font-weight-complex="normal"/>
    </style:style>
    <style:style style:name="P18"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2d8b94" style:font-size-asian="11pt" style:font-style-asian="italic" style:font-size-complex="11pt" style:font-style-complex="italic"/>
    </style:style>
    <style:style style:name="P19"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336476" style:font-size-asian="11pt" style:font-style-asian="italic" style:font-size-complex="11pt" style:font-style-complex="italic"/>
    </style:style>
    <style:style style:name="P20"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2ca0ee" officeooo:paragraph-rsid="002ca0ee" style:font-size-asian="11pt" style:font-style-asian="italic" style:font-size-complex="11pt" style:font-style-complex="italic"/>
    </style:style>
    <style:style style:name="P21"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fo:font-weight="normal" officeooo:rsid="001bd86a" officeooo:paragraph-rsid="002fbd72" style:font-size-asian="11pt" style:font-style-asian="italic" style:font-weight-asian="normal" style:font-size-complex="11pt" style:font-style-complex="italic" style:font-weight-complex="normal"/>
    </style:style>
    <style:style style:name="P22"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1bd86a" officeooo:paragraph-rsid="002fbd72" style:font-size-asian="10pt" style:font-style-asian="italic" style:font-weight-asian="normal" style:font-size-complex="10pt" style:font-style-complex="italic" style:font-weight-complex="normal"/>
    </style:style>
    <style:style style:name="P23"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386c40" officeooo:paragraph-rsid="00386c40" style:font-size-asian="10pt" style:font-style-asian="italic" style:font-weight-asian="normal" style:font-size-complex="10pt" style:font-style-complex="italic" style:font-weight-complex="normal"/>
    </style:style>
    <style:style style:name="P24" style:family="paragraph" style:parent-style-name="Text_20_body">
      <loext:graphic-properties draw:fill="none"/>
      <style:paragraph-properties fo:margin-top="0cm" fo:margin-bottom="0cm" loext:contextual-spacing="false" fo:background-color="transparent"/>
      <style:text-properties fo:font-style="italic" officeooo:rsid="00211347" officeooo:paragraph-rsid="00190d75" style:font-style-asian="italic" style:font-style-complex="italic"/>
    </style:style>
    <style:style style:name="P25" style:family="paragraph" style:parent-style-name="Text_20_body">
      <loext:graphic-properties draw:fill="none"/>
      <style:paragraph-properties fo:margin-top="0cm" fo:margin-bottom="0cm" loext:contextual-spacing="false" fo:background-color="transparent" fo:padding-left="0cm" fo:padding-right="0cm" fo:padding-top="0cm" fo:padding-bottom="0.074cm" fo:border-left="none" fo:border-right="none" fo:border-top="none" fo:border-bottom="0.06pt solid #000000" style:join-border="false"/>
      <style:text-properties fo:font-size="11pt" fo:font-style="italic" officeooo:rsid="00190d75" officeooo:paragraph-rsid="002bac3a" style:font-size-asian="11pt" style:font-style-asian="italic" style:font-size-complex="11pt" style:font-style-complex="italic"/>
    </style:style>
    <style:style style:name="P26" style:family="paragraph" style:parent-style-name="Footnote">
      <style:text-properties fo:font-style="italic" style:font-style-asian="italic" style:font-style-complex="italic"/>
    </style:style>
    <style:style style:name="P27" style:family="paragraph" style:parent-style-name="Footnote">
      <style:text-properties fo:font-style="italic" officeooo:rsid="0018cf7c" officeooo:paragraph-rsid="0018cf7c" style:font-style-asian="italic" style:font-style-complex="italic"/>
    </style:style>
    <style:style style:name="P28"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2ca0ee" officeooo:paragraph-rsid="002fbd72" style:font-size-asian="10pt" style:font-style-asian="italic" style:font-weight-asian="normal" style:font-size-complex="10pt" style:font-style-complex="italic" style:font-weight-complex="normal"/>
    </style:style>
    <style:style style:name="P29"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386c40" officeooo:paragraph-rsid="00386c40" style:font-size-asian="10pt" style:font-style-asian="italic" style:font-weight-asian="normal" style:font-size-complex="10pt" style:font-style-complex="italic" style:font-weight-complex="normal"/>
    </style:style>
    <style:style style:name="T1" style:family="text">
      <style:text-properties officeooo:rsid="00107792"/>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style="normal" officeooo:rsid="002ca0ee" style:font-style-asian="normal" style:font-style-complex="normal"/>
    </style:style>
    <style:style style:name="T5" style:family="text">
      <style:text-properties fo:font-style="normal" officeooo:rsid="00336476" style:font-style-asian="normal" style:font-style-complex="normal"/>
    </style:style>
    <style:style style:name="T6" style:family="text">
      <style:text-properties fo:font-style="italic" officeooo:rsid="00107792" style:font-style-asian="italic" style:font-style-complex="italic"/>
    </style:style>
    <style:style style:name="T7" style:family="text">
      <style:text-properties officeooo:rsid="0018cf7c"/>
    </style:style>
    <style:style style:name="T8" style:family="text">
      <style:text-properties style:font-name="Liberation Serif"/>
    </style:style>
    <style:style style:name="T9" style:family="text">
      <style:text-properties style:font-name="Liberation Serif" style:text-underline-style="solid" style:text-underline-width="auto" style:text-underline-color="font-color"/>
    </style:style>
    <style:style style:name="T10" style:family="text">
      <style:text-properties style:font-name="Liberation Serif" officeooo:rsid="002ca0ee"/>
    </style:style>
    <style:style style:name="T11" style:family="text">
      <style:text-properties style:font-name="Liberation Serif" fo:font-style="normal" officeooo:rsid="0031bf7c" style:font-style-asian="normal" style:font-style-complex="normal"/>
    </style:style>
    <style:style style:name="T12" style:family="text">
      <style:text-properties style:font-name="Liberation Serif" officeooo:rsid="0031e212"/>
    </style:style>
    <style:style style:name="T13" style:family="text">
      <style:text-properties style:font-name="Liberation Serif" fo:font-size="8pt" fo:font-weight="bold" style:font-size-asian="8pt" style:font-weight-asian="bold" style:font-size-complex="8pt" style:font-weight-complex="bold"/>
    </style:style>
    <style:style style:name="T14" style:family="text">
      <style:text-properties style:font-name="Liberation Serif" fo:font-size="8pt" fo:font-weight="bold" officeooo:rsid="002ca0ee" style:font-size-asian="8pt" style:font-weight-asian="bold" style:font-size-complex="8pt" style:font-weight-complex="bold"/>
    </style:style>
    <style:style style:name="T15" style:family="text">
      <style:text-properties style:font-name="Liberation Serif" fo:font-size="8pt" fo:font-weight="bold" officeooo:rsid="002d8b94" style:font-size-asian="8pt" style:font-weight-asian="bold" style:font-size-complex="8pt" style:font-weight-complex="bold"/>
    </style:style>
    <style:style style:name="T16" style:family="text">
      <style:text-properties style:font-name="Liberation Serif" fo:font-size="8pt" fo:font-weight="bold" officeooo:rsid="002fed69" style:font-size-asian="8pt" style:font-weight-asian="bold" style:font-size-complex="8pt" style:font-weight-complex="bold"/>
    </style:style>
    <style:style style:name="T17" style:family="text">
      <style:text-properties officeooo:rsid="002bac3a"/>
    </style:style>
    <style:style style:name="T18" style:family="text">
      <style:text-properties officeooo:rsid="002ca0ee"/>
    </style:style>
    <style:style style:name="T19" style:family="text">
      <style:text-properties officeooo:rsid="002df445"/>
    </style:style>
    <style:style style:name="T20" style:family="text">
      <style:text-properties officeooo:rsid="0031bf7c"/>
    </style:style>
    <style:style style:name="T21" style:family="text">
      <style:text-properties officeooo:rsid="0031e212"/>
    </style:style>
    <style:style style:name="T22" style:family="text">
      <style:text-properties officeooo:rsid="003565b9"/>
    </style:style>
    <style:style style:name="T23" style:family="text">
      <style:text-properties officeooo:rsid="00261565"/>
    </style:style>
    <style:style style:name="T24" style:family="text">
      <style:text-properties fo:font-size="8pt" fo:font-weight="bold" style:font-size-asian="8pt" style:font-weight-asian="bold" style:font-size-complex="8pt" style:font-weight-complex="bold"/>
    </style:style>
    <style:style style:name="T25" style:family="text">
      <style:text-properties fo:font-size="8pt" fo:font-weight="bold" officeooo:rsid="002ca0ee" style:font-size-asian="8pt" style:font-weight-asian="bold" style:font-size-complex="8pt" style:font-weight-complex="bold"/>
    </style:style>
    <style:style style:name="T26" style:family="text">
      <style:text-properties fo:font-size="8pt" fo:font-weight="bold" officeooo:rsid="002d8b94" style:font-size-asian="8pt" style:font-weight-asian="bold" style:font-size-complex="8pt" style:font-weight-complex="bold"/>
    </style:style>
    <style:style style:name="T27" style:family="text">
      <style:text-properties fo:font-size="8pt" fo:font-weight="bold" officeooo:rsid="002fbd72" style:font-size-asian="8pt" style:font-weight-asian="bold" style:font-size-complex="8pt" style:font-weight-complex="bold"/>
    </style:style>
    <style:style style:name="T28" style:family="text">
      <style:text-properties fo:font-size="8pt" fo:font-weight="bold" officeooo:rsid="00336476" style:font-size-asian="8pt" style:font-weight-asian="bold" style:font-size-complex="8pt" style:font-weight-complex="bold"/>
    </style:style>
    <style:style style:name="T29" style:family="text">
      <style:text-properties fo:font-size="8pt" fo:font-weight="bold" officeooo:rsid="002fed69" style:font-size-asian="8pt" style:font-weight-asian="bold" style:font-size-complex="8pt" style:font-weight-complex="bold"/>
    </style:style>
    <style:style style:name="T30" style:family="text">
      <style:text-properties officeooo:rsid="003b0a13"/>
    </style:style>
    <style:style style:name="T31" style:family="text">
      <style:text-properties officeooo:rsid="003be6b8"/>
    </style:style>
    <style:style style:name="T32" style:family="text">
      <style:text-properties officeooo:rsid="003dd03d"/>
    </style:style>
    <style:style style:name="T33" style:family="text">
      <style:text-properties officeooo:rsid="003e1a8c"/>
    </style:style>
    <style:style style:name="T34" style:family="text">
      <style:text-properties officeooo:rsid="003e207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
      <text:h text:style-name="P6" text:outline-level="3">Brevet blanc n°0a / <text:span text:style-name="T1">2020 </text:span><text:span text:style-name="T6">post</text:span><text:span text:style-name="T1">-COVID-19</text:span></text:h>
      <text:p text:style-name="P5"/>
      <text:p text:style-name="P1">Vous trouverez ci-dessous l’<text:span text:style-name="T3">incipit</text:span> d’une nouvelle de Guy de Maupassant, <text:span text:style-name="T2">Le Papa de Simon</text:span>.</text:p>
      <text:h text:style-name="P8" text:outline-level="3">LE PAPA DE SIMON</text:h>
      <text:p text:style-name="P4">Midi finissait de sonner. La porte de l’école s’ouvrit, et les gamins se précipitèrent en se bousculant pour sortir plus vite. Mais au lieu de se disperser rapidement et de rentrer dîner, comme ils le faisaient chaque jour, ils s’arrêtèrent à quelques pas, se réunirent par groupes et se mirent à chuchoter. </text:p>
      <text:p text:style-name="P3">C’est que, ce matin-là, Simon, le fils de la Blanchotte, était venu à la classe pour la première fois. </text:p>
      <text:p text:style-name="P3">Tous avaient entendu parler de la Blanchotte dans leurs familles ; et quoiqu’on lui fît bon accueil en public, les mères la <text:bookmark text:name="210"/>traitaient entre elles avec une sorte de compassion<text:note text:id="ftn1" text:note-class="footnote"><text:note-citation>1</text:note-citation><text:note-body><text:p text:style-name="P27">la compassion : la pitié</text:p></text:note-body></text:note> un peu méprisante qui avait gagné les enfants sans qu’ils sussent<text:note text:id="ftn2" text:note-class="footnote"><text:note-citation>2</text:note-citation><text:note-body><text:p text:style-name="P26">q<text:span text:style-name="T7">u’ils sussent : (subjonctif présent) qu’ils sachent</text:span></text:p></text:note-body></text:note> du tout pourquoi.</text:p>
      <text:p text:style-name="P3">Quant à Simon, ils ne le connaissaient pas, car il ne sortait jamais et il ne galopinait point avec eux dans les rues du village ou sur les bords de la rivière. Aussi ne l’aimaient-ils guère ; et c’était avec une certaine joie, mêlée d’un étonnement considérable, qu’ils avaient accueilli et qu’ils s’étaient répété l’un à l’autre cette parole dite par un gars de quatorze ou quinze ans qui paraissait en savoir long tant il clignait finement des yeux : </text:p>
      <text:p text:style-name="P3">— Vous savez… Simon… eh bien, il n’a pas de papa. </text:p>
      <text:p text:style-name="P3">Le fils de la Blanchotte parut à son tour sur le seuil de l’école. </text:p>
      <text:p text:style-name="P3">Il avait sept ou huit ans. Il était un peu pâlot, très propre, avec l’air timide, presque gauche. </text:p>
      <text:p text:style-name="P3">Il s’en retournait chez sa mère quand les groupes de ses camarades, chuchotant toujours et le regardant avec les yeux malins et cruels des enfants qui méditent un mauvais <text:bookmark text:name="211"/>coup, l’entourèrent peu à peu et finirent par l’enfermer tout à fait. Il restait là, planté au milieu d’eux, surpris et embarrassé, sans comprendre ce qu’on allait lui faire. Mais le gars qui avait apporté la nouvelle, enorgueilli du succès obtenu déjà, lui demanda : </text:p>
      <text:p text:style-name="P3">— Comment t’appelles-tu, toi ? </text:p>
      <text:p text:style-name="P3">Il répondit : — « Simon. » </text:p>
      <text:p text:style-name="P3">— Simon quoi ? reprit l’autre.</text:p>
      <text:p text:style-name="P3">L’enfant répéta tout confus : — « Simon. » </text:p>
      <text:p text:style-name="P3">Le gars lui cria : — « On s’appelle Simon quelque chose… c’est pas un nom ça… Simon. » </text:p>
      <text:p text:style-name="P3">Et lui, prêt à pleurer, répondit pour la troisième fois : </text:p>
      <text:p text:style-name="P3">— Je m’appelle Simon. </text:p>
      <text:p text:style-name="P3">Les galopins se mirent à rire. Le gars triomphant éleva la voix : — « Vous voyez bien qu’il n’a pas de papa. » </text:p>
      <text:p text:style-name="P2"/>
      <text:p text:style-name="P9"><draw:frame draw:style-name="fr1" draw:name="Cadre2" text:anchor-type="paragraph" svg:x="9.599cm" svg:y="0.085cm" svg:width="7.392cm" draw:z-index="1"><draw:text-box fo:min-height="0.623cm"><text:p text:style-name="P28">(01) <text:span text:style-name="T33">donnez le </text:span>verbe à l’infinitif, <text:span text:style-name="T33">son </text:span>mode, <text:span text:style-name="T33">son </text:span>temps, <text:span text:style-name="T33">sa </text:span>personne</text:p></draw:text-box></draw:frame><text:soft-page-break/>Grammaire et compétences linguistiques</text:p>
      <text:p text:style-name="P11">(<text:span text:style-name="T21">0</text:span>1) <text:span text:style-name="T20">Analysez le verbe dans </text:span><text:span text:style-name="T11">«  Il était un peu pâlot, très propre, avec l’air timide, presque gauche » </text:span><text:span text:style-name="T14">[</text:span><text:span text:style-name="T15">1</text:span><text:span text:style-name="T14"> point]</text:span></text:p>
      <text:p text:style-name="P11">(<text:span text:style-name="T21">02</text:span>) <text:span text:style-name="T21">Q</text:span>uel verbe reconnaissez-vous dans «  <text:span text:style-name="T8">quoiqu’on lui </text:span><text:span text:style-name="T9">fît</text:span><text:span text:style-name="T8"> bon accueil en public » ? </text:span><text:span text:style-name="T14">[</text:span><text:span text:style-name="T15">1</text:span><text:span text:style-name="T14"> point]</text:span></text:p>
      <text:p text:style-name="P18">(<text:span text:style-name="T21">03</text:span>) <text:span text:style-name="T19">Dans </text:span>«  avec une sorte de compassion un peu méprisante qui avait gagné les enfants », <text:span text:style-name="T19">quel est le</text:span> sujet <text:span text:style-name="T19">d’ </text:span>« avait gagné » ? <text:span text:style-name="T25">[</text:span><text:span text:style-name="T26">1</text:span><text:span text:style-name="T25"> point]</text:span></text:p>
      <text:p text:style-name="P21"><text:span text:style-name="T18">(04) Dans ce même passage, quel est le COD d’ « avait gagné » ? </text:span><text:span text:style-name="T25">[1 point]</text:span></text:p>
      <text:p text:style-name="P19"><draw:frame draw:style-name="fr1" draw:name="Cadre1" text:anchor-type="paragraph" svg:x="9.772cm" svg:y="0.189cm" svg:width="7.392cm" draw:z-index="3"><draw:text-box fo:min-height="0.623cm"><text:p text:style-name="P22"><text:span text:style-name="T18">(05) pourquoi </text:span><text:span text:style-name="T4">gagné</text:span><text:span text:style-name="T18"> et pas </text:span><text:span text:style-name="T5">gagné(e)(s) ? → COD</text:span></text:p></draw:text-box></draw:frame>(<text:span text:style-name="T21">05</text:span>) Justifie<text:span text:style-name="T21">z</text:span> l’accord de « gagné » <text:span text:style-name="T25">[</text:span><text:span text:style-name="T27">1</text:span><text:span text:style-name="T25"> point</text:span><text:span text:style-name="T28">]</text:span></text:p>
      <text:p text:style-name="P20"><draw:frame draw:style-name="fr1" draw:name="Cadre3" text:anchor-type="paragraph" svg:x="9.793cm" svg:y="0.72cm" svg:width="7.392cm" draw:z-index="2"><draw:text-box fo:min-height="0.623cm"><text:p text:style-name="P28">(06, 07) préfixe, radical, suffixe</text:p></draw:text-box></draw:frame>(<text:span text:style-name="T21">06</text:span>) Comment le mot « compassion » est-il construit ? <text:span text:style-name="T24">[</text:span><text:span text:style-name="T29">1</text:span><text:span text:style-name="T24"> point]</text:span></text:p>
      <text:p text:style-name="P12"><text:span text:style-name="T8">(</text:span><text:span text:style-name="T12">07</text:span><text:span text:style-name="T8">) </text:span><text:span text:style-name="T10">Même question pour le mot «pâlot ». </text:span><text:span text:style-name="T14">[</text:span><text:span text:style-name="T16">1</text:span><text:span text:style-name="T14"> point]</text:span></text:p>
      <text:p text:style-name="P9"/>
      <text:p text:style-name="P9">Compréhension et compétences d’interprétation</text:p>
      <text:p text:style-name="P13">(<text:span text:style-name="T21">08</text:span>) <text:span text:style-name="T17">Dans cet extrait, qui sont les deux personnages qui parlent au discours direct ? </text:span><text:span text:style-name="T14">[2 points]</text:span></text:p>
      <text:p text:style-name="P15">(<text:span text:style-name="T21">09</text:span>) Quelle est la nature de la relation entre <text:span text:style-name="T22">c</text:span>es deux personnages ? <text:span text:style-name="T13">[2 points]</text:span></text:p>
      <text:p text:style-name="P13">(<text:span text:style-name="T21">10</text:span>) <text:span text:style-name="T18">Qui est le personnage principal dans cet extrait ? Donnez deux indices vous permettant de le dire. </text:span><text:span text:style-name="T14">[3 points]</text:span></text:p>
      <text:p text:style-name="P13"><draw:frame draw:style-name="fr1" draw:name="Cadre4" text:anchor-type="paragraph" svg:x="9.246cm" svg:y="0.649cm" svg:width="7.939cm" draw:z-index="4"><draw:text-box fo:min-height="0.654cm"><text:p text:style-name="P23">(09) <text:span text:style-name="T34">S</text:span>’aiment-<text:span text:style-name="T34">ils, s</text:span>ont-<text:span text:style-name="T34">ils</text:span> jaloux l’un de l’autre, <text:span text:style-name="T34">etc.</text:span></text:p></draw:text-box></draw:frame>(<text:span text:style-name="T21">11</text:span>) Pourquoi avoir intitulé cette nouvelle « le papa de Simon » ? A quoi le lecteur peut-il s’attendre <text:span text:style-name="T18">dans la suite de l’extrait </text:span>? <text:span text:style-name="T14">[2 points]</text:span></text:p>
      <text:p text:style-name="P10"/>
      <text:p text:style-name="P10"><draw:frame draw:style-name="fr1" draw:name="Cadre6" text:anchor-type="paragraph" svg:x="9.264cm" svg:y="0.067cm" svg:width="7.939cm" draw:z-index="6"><draw:text-box fo:min-height="0.654cm"><text:p text:style-name="P23">(<text:span text:style-name="T31">12</text:span>) n<text:span text:style-name="T31">ature de l’image ? cadrage ? gestes ?</text:span></text:p></draw:text-box></draw:frame>Etude d’image</text:p>
      <text:p text:style-name="P17"><draw:frame draw:style-name="fr1" draw:name="Cadre5" text:anchor-type="paragraph" svg:x="9.299cm" svg:y="0.42cm" svg:width="7.939cm" draw:z-index="5"><draw:text-box fo:min-height="0.654cm"><text:p text:style-name="P23">(<text:span text:style-name="T31">13</text:span>) <text:span text:style-name="T32">Utilisez l’émotion suscitée par le texte et celle que vous trouvez dans l’image.</text:span></text:p></draw:text-box></draw:frame>(<text:span text:style-name="T21">12</text:span>) Décrivez l’<text:span text:style-name="T30">image</text:span> accompagnant le texte. <text:span text:style-name="T24">[2 points]<text:tab/></text:span></text:p>
      <text:p text:style-name="P17">(<text:span text:style-name="T21">13</text:span>) Quel rapport voyez-vous entre la photographie et le texte de Maupassant ? <text:span text:style-name="T24">[2 points]</text:span></text:p>
      <text:p text:style-name="P25"/>
      <text:p text:style-name="P14"/>
      <text:p text:style-name="P16"><draw:frame draw:style-name="fr2" draw:name="Image1" text:anchor-type="paragraph" svg:x="0.079cm" svg:y="0.071cm" svg:width="13.326cm" svg:height="13.326cm" draw:z-index="0"><draw:image xlink:href="Pictures/10000201000005DC000005DCC4B8481A6D305CB3.png" xlink:type="simple" xlink:show="embed" xlink:actuate="onLoad" loext:mime-type="image/png"/></draw:frame>Photographie de <text:span text:style-name="T23">Grégoire Korganow qui a photographié entre 2009 et 2016, dans différents pays, des pères et des fils. (</text:span><text:a xlink:type="simple" xlink:href="http://www.korganow.net/fr/pere-et-fils/" text:style-name="Internet_20_link" text:visited-style-name="Visited_20_Internet_20_Link"><text:span text:style-name="T23">http://www.korganow.net/fr/pere-et-fils/</text:span></text:a><text:span text:style-name="T23">)</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avid CLM" style:font-family-complex="'David CLM'"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12:35:56.605856424</meta:creation-date>
    <dc:date>2020-09-05T21:05:59.216047862</dc:date>
    <meta:editing-duration>PT2H22M55S</meta:editing-duration>
    <meta:editing-cycles>35</meta:editing-cycles>
    <meta:generator>LibreOffice/6.0.7.3$Linux_X86_64 LibreOffice_project/00m0$Build-3</meta:generator>
    <meta:document-statistic meta:table-count="0" meta:image-count="1" meta:object-count="0" meta:page-count="2" meta:paragraph-count="44" meta:word-count="729" meta:character-count="4153" meta:non-whitespace-character-count="3442"/>
  </office:meta>
</office:document-meta>
</file>